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103" officeooo:paragraph-rsid="0019c10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document created by LibreOffice Writer 7.5.12, on July 19<text:span text:style-name="T1">th</text:span>, 20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9T11:30:44.719000000</meta:creation-date>
    <dc:date>2023-07-19T11:31:33.915000000</dc:date>
    <meta:editing-duration>PT50S</meta:editing-duration>
    <meta:editing-cycles>1</meta:editing-cycles>
    <meta:document-statistic meta:table-count="0" meta:image-count="0" meta:object-count="0" meta:page-count="1" meta:paragraph-count="1" meta:word-count="13" meta:character-count="75" meta:non-whitespace-character-count="63"/>
    <meta:generator>LibreOffice/7.5.1.2$Windows_X86_64 LibreOffice_project/fcbaee479e84c6cd81291587d2ee68cba099e129</meta:generator>
  </office:meta>
</office:document-meta>
</file>